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1ebf" officeooo:paragraph-rsid="00101ebf"/>
    </style:style>
    <style:style style:name="P2" style:family="paragraph" style:parent-style-name="Standard">
      <style:text-properties officeooo:rsid="00101ebf" officeooo:paragraph-rsid="00246d94"/>
    </style:style>
    <style:style style:name="P3" style:family="paragraph" style:parent-style-name="Standard">
      <style:text-properties officeooo:rsid="0012bd45" officeooo:paragraph-rsid="0012bd45"/>
    </style:style>
    <style:style style:name="P4" style:family="paragraph" style:parent-style-name="Standard">
      <style:text-properties officeooo:rsid="0013b477" officeooo:paragraph-rsid="0013b477"/>
    </style:style>
    <style:style style:name="P5" style:family="paragraph" style:parent-style-name="Standard">
      <style:text-properties officeooo:rsid="0022ebde" officeooo:paragraph-rsid="00101ebf"/>
    </style:style>
    <style:style style:name="P6" style:family="paragraph" style:parent-style-name="Standard">
      <style:text-properties officeooo:rsid="0022ebde" officeooo:paragraph-rsid="0022ebde"/>
    </style:style>
    <style:style style:name="P7" style:family="paragraph" style:parent-style-name="Standard">
      <style:text-properties officeooo:rsid="002a7ed7" officeooo:paragraph-rsid="002a7ed7"/>
    </style:style>
    <style:style style:name="P8" style:family="paragraph" style:parent-style-name="Standard">
      <style:text-properties officeooo:rsid="002c5169" officeooo:paragraph-rsid="002c5169"/>
    </style:style>
    <style:style style:name="P9" style:family="paragraph" style:parent-style-name="Standard">
      <style:text-properties officeooo:rsid="002db1da" officeooo:paragraph-rsid="002db1da"/>
    </style:style>
    <style:style style:name="P10" style:family="paragraph" style:parent-style-name="Standard">
      <style:text-properties officeooo:rsid="002e72ad" officeooo:paragraph-rsid="002e72ad"/>
    </style:style>
    <style:style style:name="P11" style:family="paragraph" style:parent-style-name="Standard">
      <style:text-properties officeooo:rsid="002f31b0" officeooo:paragraph-rsid="002f31b0"/>
    </style:style>
    <style:style style:name="P12" style:family="paragraph" style:parent-style-name="Standard">
      <style:text-properties officeooo:paragraph-rsid="002f31b0"/>
    </style:style>
    <style:style style:name="P13" style:family="paragraph" style:parent-style-name="Standard">
      <style:text-properties officeooo:rsid="002f31b5" officeooo:paragraph-rsid="002f31b5"/>
    </style:style>
    <style:style style:name="P14" style:family="paragraph" style:parent-style-name="Standard">
      <style:text-properties officeooo:rsid="003b70bc" officeooo:paragraph-rsid="003b70bc"/>
    </style:style>
    <style:style style:name="P15" style:family="paragraph" style:parent-style-name="Standard">
      <style:text-properties officeooo:rsid="00101ebf" officeooo:paragraph-rsid="00101ebf"/>
    </style:style>
    <style:style style:name="P16" style:family="paragraph" style:parent-style-name="Standard">
      <style:text-properties officeooo:rsid="003c9367" officeooo:paragraph-rsid="003c9367"/>
    </style:style>
    <style:style style:name="P17" style:family="paragraph" style:parent-style-name="Standard">
      <style:text-properties officeooo:rsid="002f31b0" officeooo:paragraph-rsid="002f31b0"/>
    </style:style>
    <style:style style:name="P18" style:family="paragraph" style:parent-style-name="Standard">
      <style:text-properties officeooo:rsid="00427e43" officeooo:paragraph-rsid="00427e43"/>
    </style:style>
    <style:style style:name="P19" style:family="paragraph" style:parent-style-name="Standard">
      <style:text-properties officeooo:rsid="002f31b5" officeooo:paragraph-rsid="0043a9f2"/>
    </style:style>
    <style:style style:name="P20" style:family="paragraph" style:parent-style-name="Standard">
      <style:text-properties officeooo:rsid="002f31b5" officeooo:paragraph-rsid="002f31b5"/>
    </style:style>
    <style:style style:name="P21" style:family="paragraph" style:parent-style-name="Standard">
      <style:text-properties officeooo:rsid="0043a9f2" officeooo:paragraph-rsid="0043a9f2"/>
    </style:style>
    <style:style style:name="P22" style:family="paragraph" style:parent-style-name="Standard">
      <style:text-properties officeooo:rsid="0044baa1" officeooo:paragraph-rsid="0044baa1"/>
    </style:style>
    <style:style style:name="P23" style:family="paragraph" style:parent-style-name="Standard">
      <style:text-properties officeooo:rsid="0044baa1" officeooo:paragraph-rsid="0044ced2"/>
    </style:style>
    <style:style style:name="T1" style:family="text">
      <style:text-properties officeooo:rsid="0010f5ee"/>
    </style:style>
    <style:style style:name="T2" style:family="text">
      <style:text-properties officeooo:rsid="0022ebde"/>
    </style:style>
    <style:style style:name="T3" style:family="text">
      <style:text-properties officeooo:rsid="00246d94"/>
    </style:style>
    <style:style style:name="T4" style:family="text">
      <style:text-properties officeooo:rsid="0029a104"/>
    </style:style>
    <style:style style:name="T5" style:family="text">
      <style:text-properties officeooo:rsid="002db1da"/>
    </style:style>
    <style:style style:name="T6" style:family="text">
      <style:text-properties officeooo:rsid="002f31b0"/>
    </style:style>
    <style:style style:name="T7" style:family="text">
      <style:text-properties officeooo:rsid="002f31b5"/>
    </style:style>
    <style:style style:name="T8" style:family="text">
      <style:text-properties officeooo:rsid="0035299d"/>
    </style:style>
    <style:style style:name="T9" style:family="text">
      <style:text-properties officeooo:rsid="003a3ad2"/>
    </style:style>
    <style:style style:name="T10" style:family="text">
      <style:text-properties officeooo:rsid="003fa42f"/>
    </style:style>
    <style:style style:name="T11" style:family="text">
      <style:text-properties officeooo:rsid="0043a9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9">改代理</text:p>
      <text:p text:style-name="P1">Sudo <text:span text:style-name="T5">v</text:span>im /<text:span text:style-name="T5">etc/hosts</text:span></text:p>
      <text:p text:style-name="P1"/>
      <text:p text:style-name="P1">重启网络</text:p>
      <text:p text:style-name="P1">service NetworkManager restart</text:p>
      <text:p text:style-name="P1"/>
      <text:p text:style-name="P1"/>
      <text:p text:style-name="P1">改完工作空间的内容后切记</text:p>
      <text:p text:style-name="P1">1, 编译工作空间</text:p>
      <text:p text:style-name="P1">cd ~/vrx_ws</text:p>
      <text:p text:style-name="P1">colcon build –merge-install</text:p>
      <text:p text:style-name="P1">2, 设置环境变量</text:p>
      <text:p text:style-name="P1">. install/setup.bash</text:p>
      <text:p text:style-name="P1"/>
      <text:p text:style-name="P1">代码增加缩进: ctrl<text:span text:style-name="T1">+]</text:span></text:p>
      <text:p text:style-name="P5"/>
      <text:p text:style-name="P6">custom_world path:</text:p>
      <text:p text:style-name="P6">/home/zjh/vrx_ws/src/example_vrx_package/sydney_regatta_custom.sdf</text:p>
      <text:p text:style-name="P1"/>
      <text:p text:style-name="P4">port world模型</text:p>
      <text:p text:style-name="P1"><text:a xlink:type="simple" xlink:href="https://fuel.gazebosim.org/1.0/desire/worlds/ports" text:style-name="Internet_20_link" text:visited-style-name="Visited_20_Internet_20_Link">https://fuel.gazebosim.org/1.0/desire/worlds/ports</text:a></text:p>
      <text:p text:style-name="P4"/>
      <text:p text:style-name="P4">https://fuel.gazebosim.org/1.0/abmohit/models/Vessel E</text:p>
      <text:p text:style-name="P1"/>
      <text:p text:style-name="P1">https://fuel.gazebosim.org/1.0/abmohit/models/Vessel G</text:p>
      <text:p text:style-name="P1"/>
      <text:p text:style-name="P1">https://fuel.gazebosim.org/1.0/OpenRobotics/models/Vessel A</text:p>
      <text:p text:style-name="P1"/>
      <text:p text:style-name="P1">https://fuel.gazebosim.org/1.0/OpenRobotics/models/Vessel D</text:p>
      <text:p text:style-name="P1"/>
      <text:p text:style-name="P1">https://fuel.gazebosim.org/1.0/OpenRobotics/models/Vessel F</text:p>
      <text:p text:style-name="P1"/>
      <text:p text:style-name="P1">https://fuel.gazebosim.org/1.0/hmoyen/models/Coke Can Steel</text:p>
      <text:p text:style-name="P1"/>
      <text:p text:style-name="P1">https://fuel.gazebosim.org/1.0/miki/models/Weisshai_Great_White_Shark</text:p>
      <text:p text:style-name="P1"/>
      <text:p text:style-name="P1"/>
      <text:p text:style-name="P3">添加环境变量</text:p>
      <text:p text:style-name="P1">export GZ_SIM_RESOURCE_PATH=/home/zjh/vrx_ws/src/example_vrx_package:$GZ_SIM_RESOURCE_PATH</text:p>
      <text:p text:style-name="P1"/>
      <text:p text:style-name="P1">启动自制world</text:p>
      <text:p text:style-name="P1">ros2 launch vrx_gz competition.launch.py world:=sydney_regatta_custom</text:p>
      <text:p text:style-name="P1"/>
      <text:p text:style-name="P1">custom_wamv path: /home/zjh/my_<text:span text:style-name="T2">mamv/</text:span></text:p>
      <text:p text:style-name="P6">推进没改</text:p>
      <text:p text:style-name="P6">传感器(example_component_config.yaml)</text:p>
      <text:p text:style-name="P6"/>
      <text:p text:style-name="P6">改完以后,生成xacro文件<text:span text:style-name="T3">(用于导入)</text:span>: </text:p>
      <text:p text:style-name="P6"><text:soft-page-break/>ros2 launch vrx_gazebo generate_wamv.launch.py component_yaml:='/home/zjh/my_wamv/example_component_config.yaml' thruster_yaml:='/home/zjh/my_wamv/example_thruster_config.yaml' wamv_target:='/home/zjh/my_wamv/wamv_target.urdf' wamv_locked:=False</text:p>
      <text:p text:style-name="P16">(生存的文件在example_vrx_package, 记得移到my_mamv)</text:p>
      <text:p text:style-name="P16"/>
      <text:p text:style-name="P6"/>
      <text:p text:style-name="P6">一边改一边检查:</text:p>
      <text:p text:style-name="P1">ros2 launch vrx_gz competition.launch.py world:=sydney_regatta urdf:=/home/zjh/my_wamv/wamv_target.urdf</text:p>
      <text:p text:style-name="P1"/>
      <text:p text:style-name="P1"/>
      <text:p text:style-name="P1"/>
      <text:p text:style-name="P2">在自制world中,添加自制wamv:</text:p>
      <text:p text:style-name="P2">ros2 launch vrx_gz competition.launch.py world:=sydney_regatta urdf:=/home/zjh/my_wamv/wamv_target.urdf</text:p>
      <text:p text:style-name="P2"/>
      <text:p text:style-name="P8">启动rviz</text:p>
      <text:p text:style-name="P8">ros2 launch vrx_gazebo rviz.launch.py</text:p>
      <text:p text:style-name="P1"/>
      <text:p text:style-name="P1"><text:span text:style-name="T4">drive </text:span>wamv</text:p>
      <text:p text:style-name="P1">sudo apt install ros-humble-joy-teleop</text:p>
      <text:p text:style-name="P1">ros2 launch vrx_gz usv_joy_teleop.py</text:p>
      <text:p text:style-name="P1"/>
      <text:p text:style-name="P1">记录point和image数据</text:p>
      <text:p text:style-name="P1">ros2 bag record -o /media/zjh/My\ Passport/simulation/<text:span text:style-name="T10">raw/rosbag2_lidar_camera_imu</text:span> /wamv/sensors/cameras/front_left_camera_sensor/image_raw /wamv/sensors/cameras/front_right_camera_sensor/image_raw /wamv/sensors/lidars/lidar_wamv_sensor/points /wamv/sensors/imu/imu/data</text:p>
      <text:p text:style-name="P1"/>
      <text:p text:style-name="P1"/>
      <text:p text:style-name="P10">文件位置:<text:line-break/>/media/zjh/My\ Passport/simulation/rosbag2_2024_12_29-13_52_22/rosbag2_2024_12_29-13_52_22_0.db3 </text:p>
      <text:p text:style-name="P1"/>
      <text:p text:style-name="P1"/>
      <text:p text:style-name="P1"/>
      <text:p text:style-name="P11">提取db3文件<text:line-break/><text:span text:style-name="T7">1.</text:span>安装ros<text:span text:style-name="T7">2bag_tools</text:span></text:p>
      <text:p text:style-name="P11">git clone <text:a xlink:type="simple" xlink:href="https://github.com/AIT-Assistive-Autonomous-Systems/ros2bag_tools.git" text:style-name="Internet_20_link" text:visited-style-name="Visited_20_Internet_20_Link">https://github.com/AIT-Assistive-Autonomous-Systems/ros2bag_tools.git</text:a><text:line-break/>cd <text:span text:style-name="T9">~/ros2_ws/src/</text:span>ros2bag_tools</text:p>
      <text:p text:style-name="P11">colcon build --packages-select ros2bag_tools</text:p>
      <text:p text:style-name="P11">source ~/ros2_ws/install/setup.bash </text:p>
      <text:p text:style-name="P11">ros<text:span text:style-name="T7">2 bag --help <text:s text:c="3"/># 查看是否安装成功</text:span></text:p>
      <text:p text:style-name="P14">###</text:p>
      <text:p text:style-name="P12"><text:span text:style-name="T6">报错 </text:span>No module named 'geodesy'<text:line-break/>安装geodesy<text:line-break/>github.com/<text:span text:style-name="T7">ros/geomtry/tree/geometry-1.0<text:line-break/>cd geometry</text:span></text:p>
      <text:p text:style-name="P18">colcon build --symlink-install</text:p>
      <text:p text:style-name="P14">###</text:p>
      <text:p text:style-name="P13"><text:soft-page-break/>2.提取数据<text:line-break/>image:<text:line-break/>ros2 bag export --in "/media/zjh/My Passport/simulation/raw/rosbag2_lidar_camera_imu/rosbag2_lidar_camera_imu_0.db3" -t /wamv/sensors/cameras/front_right_camera_sensor/image_raw image --dir "/media/zjh/My Passport/simulation/output/rosbag2_lidar_camera_imu/image/right" --input-encoding bgr8 --output-encoding rgb8 </text:p>
      <text:p text:style-name="P13"/>
      <text:p text:style-name="P19">point:<text:line-break/>ros2 bag export --in "/media/zjh/My Passport/simulation/raw/rosbag2_lidar_camera_imu/rosbag2_lidar_camera_imu_0.db3" -t /wamv/sensors/lidars/lidar_wamv_sensor/points pcd --dir "/media/zjh/My Passport/simulation/output/rosbag2_lidar_camera_imu/point"</text:p>
      <text:p text:style-name="P13"/>
      <text:p text:style-name="P21">imu</text:p>
      <text:p text:style-name="P19">ros2 bag export --in "/media/zjh/My Passport/simulation/raw/rosbag2_lidar_camera_imu/rosbag2_lidar_camera_imu_0.db3" -t /wamv/sensors/<text:span text:style-name="T11">imu/imu/data</text:span> <text:span text:style-name="T11">txt</text:span> --dir "/media/zjh/My Passport/simulation/output/rosbag2_lidar_camera_imu/<text:span text:style-name="T11">imu</text:span>"</text:p>
      <text:p text:style-name="P19"/>
      <text:p text:style-name="P1"/>
      <text:p text:style-name="P22">1*.ros2_convert<text:line-break/>imu:</text:p>
      <text:p text:style-name="P22">ros2 launch ros2_bag_to_imu topic_to_imu.launch.py \</text:p>
      <text:p text:style-name="P23"><text:s text:c="4"/>input/path:=<text:span text:style-name="T7">"/media/zjh/My Passport/simulation/raw/rosbag2_lidar_camera_imu/rosbag2_lidar_camera_imu_0.db3”</text:span> output/path:=<text:span text:style-name="T7">"/media/zjh/My Passport/simulation/output/rosbag2_lidar_camera_imu/</text:span><text:span text:style-name="T11">imu</text:span><text:span text:style-name="T7">"</text:span> input/topics:="<text:span text:style-name="T7">/wamv/sensors/</text:span><text:span text:style-name="T11">imu/imu/data</text:span>"</text:p>
      <text:p text:style-name="P22"/>
      <text:p text:style-name="P1"/>
      <text:p text:style-name="P1"/>
      <text:p text:style-name="P1"/>
      <text:p text:style-name="P1">array([[ 27.57785034, 158.63426208, <text:s/>26.303936 <text:s/>],</text:p>
      <text:p text:style-name="P1"><text:s text:c="7"/>[ 27.19115829, 158.540802 <text:s/>, <text:s/>26.27814102],</text:p>
      <text:p text:style-name="P1"><text:s text:c="7"/>[ 24.17158699, 150.72355652, <text:s/>27.66443634],</text:p>
      <text:p text:style-name="P1"><text:s text:c="7"/>...,</text:p>
      <text:p text:style-name="P1"><text:s text:c="7"/>[ -9.14139843, <text:s text:c="2"/>5.28787851, <text:s/>-1.36127031],</text:p>
      <text:p text:style-name="P1"><text:s text:c="7"/>[ -9.13127613, <text:s text:c="2"/>5.26281261, <text:s/>-1.54521286],</text:p>
      <text:p text:style-name="P1"><text:s text:c="7"/>[ -9.16712761, <text:s text:c="2"/>5.27503824, <text:s/>-1.36331582]])</text:p>
      <text:p text:style-name="P1"/>
      <text:p text:style-name="P1">ros2 launch vrx_gazebo generate_wamv.launch.py component_yaml:=~/my_wamv/example_component_co</text:p>
      <text:p text:style-name="P1">nfig.yaml thruster_yaml:=~/my_wamv/example_thruster_config.y</text:p>
      <text:p text:style-name="P1">aml wamv_target:=~/my_wamv/wamv_target.urdf wamv_locked:=Fal</text:p>
      <text:p text:style-name="P1">se</text:p>
      <text:p text:style-name="P1"/>
      <text:p text:style-name="P1"/>
      <text:p text:style-name="P1"/>
      <text:p text:style-name="P7">conda remove --name &lt;name&gt; --all</text:p>
      <text:p text:style-name="P7"/>
      <text:p text:style-name="P7"/>
      <text:p text:style-name="P7"/>
      <text:p text:style-name="P7"><text:soft-page-break/></text:p>
      <text:p text:style-name="P7">/media/zjh/My Passport/simulation/rosbag2_2024_12_29-13_52_22/rosbag2_2024_12_29-13_52_22_0.db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10:32:50.971333958</meta:creation-date>
    <meta:generator>LibreOffice/7.3.7.2$Linux_X86_64 LibreOffice_project/30$Build-2</meta:generator>
    <dc:date>2025-01-06T13:47:46.025388319</dc:date>
    <meta:editing-duration>PT23H24M5S</meta:editing-duration>
    <meta:editing-cycles>17</meta:editing-cycles>
    <meta:document-statistic meta:table-count="0" meta:image-count="0" meta:object-count="0" meta:page-count="4" meta:paragraph-count="73" meta:word-count="381" meta:character-count="4172" meta:non-whitespace-character-count="3935"/>
  </office:meta>
</office:document-meta>
</file>